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169cm" fo:min-width="0.79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124cm" svg:height="0.708cm" svg:x="7.637cm" svg:y="2.172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124cm" svg:height="1.418cm" svg:x="7.422cm" svg:y="3.887cm">
            <text:p text:style-name="P1"><text:span text:style-name="T1">Read </text:span></text:p>
            <text:p text:style-name="P1"><text:span text:style-name="T1">start,stop</text:span><text:span text:style-name="T1"><text:line-break/></text:span><text:span text:style-name="T1">and step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Process 4" draw:style-name="gr4" draw:text-style-name="P5" xml:id="id4" draw:id="id4" draw:layer="layout" svg:width="2.124cm" svg:height="1.416cm" svg:x="7.413cm" svg:y="14.843cm">
            <text:p text:style-name="P4"><text:span text:style-name="T1">Set output </text:span></text:p>
            <text:p text:style-name="P4"><text:span text:style-name="T1">to empty li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2" draw:style-name="gr5" draw:text-style-name="P7" xml:id="id3" draw:id="id3" draw:layer="layout" svg:width="2.635cm" svg:height="1.416cm" svg:x="7.154cm" svg:y="6.178cm">
            <text:p text:style-name="P6"><text:span text:style-name="T2">Is </text:span><text:span text:style-name="T2"><text:line-break/></text:span><text:span text:style-name="T2">start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" draw:style-name="gr6" draw:text-style-name="P8" draw:layer="layout" draw:line-skew="-0.504cm" svg:x1="8.699cm" svg:y1="2.88cm" svg:x2="8.697cm" svg:y2="3.887cm" draw:start-shape="id1" draw:start-glue-point="6" draw:end-shape="id2" draw:end-glue-point="4" svg:d="M8699 2880h-2v1007" svg:viewBox="0 0 3 1008">
            <text:p/>
          </draw:connector>
          <draw:custom-shape draw:name="Decision 1" draw:style-name="gr7" draw:text-style-name="P7" draw:layer="layout" svg:width="2.635cm" svg:height="1.416cm" svg:x="7.153cm" svg:y="11.961cm">
            <text:p text:style-name="P6"><text:span text:style-name="T2">Is </text:span><text:span text:style-name="T2"><text:line-break/></text:span><text:span text:style-name="T2">step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3" draw:style-name="gr8" draw:text-style-name="P7" draw:layer="layout" svg:width="2.635cm" svg:height="1.416cm" svg:x="7.142cm" svg:y="9.078cm">
            <text:p text:style-name="P6"><text:span text:style-name="T2">Is </text:span><text:span text:style-name="T2"><text:line-break/></text:span><text:span text:style-name="T2">stop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1" draw:style-name="gr9" draw:text-style-name="P8" draw:layer="layout" draw:line-skew="-0.438cm" svg:x1="8.484cm" svg:y1="5.305cm" svg:x2="8.472cm" svg:y2="6.178cm" draw:start-shape="id2" draw:start-glue-point="8" draw:end-shape="id3" draw:end-glue-point="4" svg:d="M8484 5305h-12v873" svg:viewBox="0 0 13 874">
            <text:p/>
          </draw:connector>
          <draw:custom-shape draw:name="Transfer 1" draw:style-name="gr10" draw:text-style-name="P10" draw:layer="layout" svg:width="1.459cm" svg:height="1.465cm" svg:x="9.819cm" svg:y="6.163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" draw:style-name="gr11" draw:text-style-name="P10" draw:layer="layout" svg:width="1.458cm" svg:height="1.464cm" draw:transform="rotate (-1.5707963267949) translate (9.192cm 7.59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2" draw:style-name="gr12" draw:text-style-name="P10" draw:layer="layout" svg:width="1.458cm" svg:height="1.464cm" draw:transform="rotate (-1.5707963267949) translate (9.199cm 10.49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3" draw:style-name="gr13" draw:text-style-name="P10" draw:layer="layout" svg:width="1.458cm" svg:height="1.464cm" draw:transform="rotate (-1.5707963267949) translate (9.195cm 13.377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4" draw:style-name="gr14" draw:text-style-name="P10" draw:layer="layout" svg:width="1.459cm" svg:height="1.465cm" svg:x="9.777cm" svg:y="9.078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5" draw:style-name="gr15" draw:text-style-name="P10" draw:layer="layout" svg:width="1.459cm" svg:height="1.465cm" svg:x="9.788cm" svg:y="11.939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1" draw:style-name="gr16" draw:text-style-name="P2" draw:layer="layout" svg:width="2.124cm" svg:height="0.708cm" svg:x="11.313cm" svg:y="6.544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Start-End 2" draw:style-name="gr17" draw:text-style-name="P2" draw:layer="layout" svg:width="2.124cm" svg:height="0.708cm" svg:x="11.236cm" svg:y="9.4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Start-End 3" draw:style-name="gr18" draw:text-style-name="P2" draw:layer="layout" svg:width="2.124cm" svg:height="0.708cm" svg:x="11.247cm" svg:y="12.309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 2" draw:style-name="gr19" draw:text-style-name="P8" draw:layer="layout" draw:line-skew="-0.68cm" svg:x1="8.475cm" svg:y1="16.259cm" svg:x2="8.471cm" svg:y2="17.618cm" draw:start-shape="id4" draw:start-glue-point="6" draw:end-shape="id5" draw:end-glue-point="4" svg:d="M8475 16259h-4v1359" svg:viewBox="0 0 5 1360">
            <text:p/>
          </draw:connector>
          <draw:custom-shape draw:name="Decision 4" draw:style-name="gr20" draw:text-style-name="P7" xml:id="id5" draw:id="id5" draw:layer="layout" svg:width="2.635cm" svg:height="1.416cm" svg:x="7.153cm" svg:y="17.618cm">
            <text:p text:style-name="P6"><text:span text:style-name="T1">Is step &gt; 0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6" draw:style-name="gr21" draw:text-style-name="P10" draw:layer="layout" svg:width="1.459cm" svg:height="1.465cm" svg:x="9.788cm" svg:y="17.569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7" draw:style-name="gr22" draw:text-style-name="P10" draw:layer="layout" svg:width="1.458cm" svg:height="1.464cm" draw:transform="rotate (-1.5707963267949) translate (9.195cm 19.03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5" draw:style-name="gr23" draw:text-style-name="P7" xml:id="id11" draw:id="id11" draw:layer="layout" svg:width="2.635cm" svg:height="1.416cm" svg:x="11.247cm" svg:y="17.618cm">
            <text:p text:style-name="P6"><text:span text:style-name="T1">Is start &gt; stop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6" draw:style-name="gr24" draw:text-style-name="P7" xml:id="id10" draw:id="id10" draw:layer="layout" svg:width="2.635cm" svg:height="1.416cm" svg:x="7.154cm" svg:y="20.463cm">
            <text:p text:style-name="P6"><text:span text:style-name="T1">Is start &lt; stop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Process 1" draw:style-name="gr25" draw:text-style-name="P5" xml:id="id8" draw:id="id8" draw:layer="layout" svg:width="2.124cm" svg:height="1.416cm" svg:x="7.426cm" svg:y="23.354cm">
            <text:p text:style-name="P4"><text:span text:style-name="T1">Append start</text:span><text:span text:style-name="T1"><text:line-break/></text:span><text:span text:style-name="T1">to 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2" draw:style-name="gr26" draw:text-style-name="P5" xml:id="id6" draw:id="id6" draw:layer="layout" svg:width="2.124cm" svg:height="1.416cm" svg:x="11.526cm" svg:y="20.5cm">
            <text:p text:style-name="P4"><text:span text:style-name="T1">Append start</text:span><text:span text:style-name="T1"><text:line-break/></text:span><text:span text:style-name="T1">to 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3" draw:style-name="gr27" draw:text-style-name="P5" xml:id="id7" draw:id="id7" draw:layer="layout" svg:width="2.124cm" svg:height="1.416cm" svg:x="11.515cm" svg:y="22.963cm">
            <text:p text:style-name="P4"><text:span text:style-name="T1">Add start to </text:span><text:span text:style-name="T1"><text:line-break/></text:span><text:span text:style-name="T1">ste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5" draw:style-name="gr28" draw:text-style-name="P5" xml:id="id9" draw:id="id9" draw:layer="layout" svg:width="2.124cm" svg:height="1.416cm" svg:x="7.424cm" svg:y="25.847cm">
            <text:p text:style-name="P4"><text:span text:style-name="T1">Add start to </text:span><text:span text:style-name="T1"><text:line-break/></text:span><text:span text:style-name="T1">ste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8" draw:style-name="gr29" draw:text-style-name="P10" draw:layer="layout" svg:width="1.459cm" svg:height="1.465cm" svg:x="13.882cm" svg:y="17.618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9" draw:style-name="gr30" draw:text-style-name="P10" draw:layer="layout" svg:width="1.458cm" svg:height="1.464cm" draw:transform="rotate (-1.5707963267949) translate (13.3cm 19.03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0" draw:style-name="gr31" draw:text-style-name="P10" draw:layer="layout" svg:width="1.459cm" svg:height="1.465cm" svg:x="5.694cm" svg:y="20.463cm">
            <text:p text:style-name="P9"><text:span text:style-name="T3">NO</text:span></text:p>
            <draw:enhanced-geometry svg:viewBox="0 0 21600 21600" draw:mirror-horizontal="tru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4" draw:style-name="gr32" draw:text-style-name="P2" draw:layer="layout" svg:width="2.124cm" svg:height="0.708cm" svg:x="3.536cm" svg:y="20.834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Start-End 5" draw:style-name="gr33" draw:text-style-name="P2" draw:layer="layout" svg:width="2.124cm" svg:height="0.708cm" svg:x="15.341cm" svg:y="17.98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 4" draw:style-name="gr34" draw:text-style-name="P8" draw:layer="layout" draw:line-skew="-0.524cm" svg:x1="12.588cm" svg:y1="21.916cm" svg:x2="12.577cm" svg:y2="22.963cm" draw:start-shape="id6" draw:start-glue-point="6" draw:end-shape="id7" draw:end-glue-point="4" svg:d="M12588 21916h-11v1047" svg:viewBox="0 0 12 1048">
            <text:p/>
          </draw:connector>
          <draw:custom-shape draw:name="Transfer 11" draw:style-name="gr35" draw:text-style-name="P10" draw:layer="layout" svg:width="1.458cm" svg:height="1.464cm" draw:transform="rotate (-1.5707963267949) translate (9.193cm 21.879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Connector 3" draw:style-name="gr36" draw:text-style-name="P8" draw:layer="layout" draw:line-skew="-0.539cm" svg:x1="8.488cm" svg:y1="24.77cm" svg:x2="8.486cm" svg:y2="25.847cm" draw:start-shape="id8" draw:start-glue-point="6" draw:end-shape="id9" draw:end-glue-point="4" svg:d="M8488 24770h-2v1077" svg:viewBox="0 0 3 1078">
            <text:p/>
          </draw:connector>
          <draw:connector draw:name="Connector 6" draw:style-name="gr37" draw:text-style-name="P8" draw:layer="layout" draw:line-skew="0cm 0.262cm 0.265cm" svg:x1="8.486cm" svg:y1="27.263cm" svg:x2="8.472cm" svg:y2="20.463cm" draw:start-shape="id9" draw:start-glue-point="6" draw:end-shape="id10" draw:end-glue-point="4" svg:d="M8486 27263v266h1830v-7067h-1844v1" svg:viewBox="0 0 1845 7068">
            <text:p/>
          </draw:connector>
          <draw:connector draw:name="Connector 5" draw:style-name="gr38" draw:text-style-name="P8" draw:layer="layout" draw:line-skew="0cm 0.266cm" svg:x1="12.577cm" svg:y1="24.379cm" svg:x2="11.247cm" svg:y2="18.326cm" draw:start-shape="id7" draw:start-glue-point="6" draw:end-shape="id11" draw:end-glue-point="5" svg:d="M12577 24379v266h-1330v-6319" svg:viewBox="0 0 1331 6320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24:04.588029772</meta:creation-date>
    <dc:date>2024-12-29T18:13:54.114910631</dc:date>
    <meta:editing-duration>PT1H49M44S</meta:editing-duration>
    <meta:editing-cycles>28</meta:editing-cycles>
    <meta:generator>LibreOffice/24.8.4.2$Linux_X86_64 LibreOffice_project/480$Build-2</meta:generator>
    <meta:print-date>2024-12-29T18:14:10.981396485</meta:print-date>
    <meta:printed-by>Súbory PDF</meta:printed-by>
    <meta:document-statistic meta:object-count="38"/>
  </office:meta>
</office:document-meta>
</file>